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ext-properties style:font-name="Liberation Sans" style:font-name-asian="WenQuanYi Micro Hei" style:font-name-complex="Free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style-name="ce2" table:formula="of:=ROWS(['file:///home/zdenek/Dokumenty/LO/sc-unit-test/sc-unit-test/fdo43700_rows%20sheets%20colums%20external%20ref/fdo43700data.ods'#$List2.A1:.A3]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Bug 43700 - ROWS(), COLUMNS() and SHEETS() don't work with external references</text:p>
          </table:table-cell>
        </table:table-row>
        <table:table-row table:style-name="ro1">
          <table:table-cell table:formula="of:=COLUMNS(['file:///home/zdenek/Dokumenty/LO/sc-unit-test/sc-unit-test/fdo43700_rows%20sheets%20colums%20external%20ref/fdo43700data.ods'#$List2.A1:.C3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SHEETS(['file:///home/zdenek/Dokumenty/LO/sc-unit-test/sc-unit-test/fdo43700_rows%20sheets%20colums%20external%20ref/fdo43700data.ods'#$List2.A1:.A3])" office:value-type="float" office:value="1" calcext:value-type="float">
            <text:p>1</text:p>
          </table:table-cell>
          <table:table-cell table:number-columns-repeated="5"/>
          <table:table-cell table:formula="of:=LEFT(['file:///home/zdenek/Dokumenty/LO/sc-unit-test/sc-unit-test/fdo43700_rows%20sheets%20colums%20external%20ref/fdo43700data.ods'#$List2.G2];1)" office:value-type="string" office:string-value="d" calcext:value-type="string">
            <text:p>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est file for test of bug 43700</text:p>
          </table:table-cell>
        </table:table-row>
      </table:table>
      <table:table table:name="'file:///home/zdenek/Dokumenty/LO/sc-unit-test/sc-unit-test/fdo43700_rows%20sheets%20colums%20external%20ref/fdo43700data.ods'#List2" table:print="false" table:style-name="ta_extref">
        <table:table-source xlink:type="simple" xlink:href="../fdo43700data.ods" table:table-name="List2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.00.0000</text:date>, <text:time style:data-style-name="N2" text:time-value="20:52:53.614634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5:42:30.738946800</meta:creation-date>
    <dc:date>2015-01-05T20:53:58.339107264</dc:date>
    <meta:editing-duration>PT16M3S</meta:editing-duration>
    <meta:editing-cycles>9</meta:editing-cycles>
    <meta:generator>LibreOfficeDev/4.5.0.0.alpha0$Linux_X86_64 LibreOffice_project/7f476fea47f06a7f8cc961dd4f6595a524346fa5</meta:generator>
    <meta:document-statistic meta:table-count="1" meta:cell-count="6" meta:object-count="0"/>
  </office:meta>
</office:document-meta>
</file>